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c8c" officeooo:paragraph-rsid="001b8c8c"/>
    </style:style>
    <style:style style:name="P2" style:family="paragraph" style:parent-style-name="Standard">
      <style:text-properties officeooo:paragraph-rsid="001b8c8c"/>
    </style:style>
    <style:style style:name="P3" style:family="paragraph" style:parent-style-name="Standard">
      <style:text-properties officeooo:rsid="001c13cb" officeooo:paragraph-rsid="001c13cb"/>
    </style:style>
    <style:style style:name="P4" style:family="paragraph" style:parent-style-name="Standard">
      <style:paragraph-properties fo:text-align="start" style:justify-single-word="false"/>
      <style:text-properties fo:font-weight="bold" officeooo:rsid="00248cec" officeooo:paragraph-rsid="00248cec" style:font-weight-asian="bold" style:font-weight-complex="bold"/>
    </style:style>
    <style:style style:name="P5" style:family="paragraph" style:parent-style-name="Standard">
      <style:text-properties fo:font-style="italic" fo:font-weight="normal" officeooo:rsid="001c92e0" officeooo:paragraph-rsid="001c92e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dee63" officeooo:paragraph-rsid="001dee6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f8a46" officeooo:paragraph-rsid="001f8a4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0dcdd" officeooo:paragraph-rsid="0020dcd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1bd0d" officeooo:paragraph-rsid="0021bd0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35d4f" officeooo:paragraph-rsid="00235d4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48cec" officeooo:paragraph-rsid="00248ce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2520a6" officeooo:paragraph-rsid="002520a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266ee8" officeooo:paragraph-rsid="00266ee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27ceb7" officeooo:paragraph-rsid="0027ceb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2a9a77" officeooo:paragraph-rsid="002a9a7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2c8340" officeooo:paragraph-rsid="002c834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235d4f" officeooo:paragraph-rsid="00235d4f"/>
    </style:style>
    <style:style style:name="P21" style:family="paragraph" style:parent-style-name="Standard">
      <style:paragraph-properties fo:text-align="start" style:justify-single-word="false"/>
      <style:text-properties officeooo:paragraph-rsid="00248cec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rsid="00235d4f" officeooo:paragraph-rsid="00235d4f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248cec" officeooo:paragraph-rsid="00248cec"/>
    </style:style>
    <style:style style:name="P24" style:family="paragraph" style:parent-style-name="Standard">
      <style:paragraph-properties fo:text-align="start" style:justify-single-word="false"/>
      <style:text-properties officeooo:rsid="002520a6" officeooo:paragraph-rsid="002520a6"/>
    </style:style>
    <style:style style:name="P25" style:family="paragraph" style:parent-style-name="Standard" style:list-style-name="L1">
      <style:text-properties officeooo:rsid="001b8c8c" officeooo:paragraph-rsid="001b8c8c"/>
    </style:style>
    <style:style style:name="P26" style:family="paragraph" style:parent-style-name="Standard" style:list-style-name="L2">
      <style:text-properties officeooo:rsid="001c92e0" officeooo:paragraph-rsid="001c92e0"/>
    </style:style>
    <style:style style:name="P27" style:family="paragraph" style:parent-style-name="Standard" style:list-style-name="L3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fo:font-style="normal" fo:font-weight="normal" officeooo:rsid="001dee63" officeooo:paragraph-rsid="001dee63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fo:font-style="normal" fo:font-weight="normal" officeooo:rsid="001f8a46" officeooo:paragraph-rsid="001f8a46" style:font-style-asian="normal" style:font-weight-asian="normal" style:font-style-complex="normal" style:font-weight-complex="normal"/>
    </style:style>
    <style:style style:name="P31" style:family="paragraph" style:parent-style-name="Standard" style:list-style-name="L6">
      <style:text-properties fo:font-style="normal" fo:font-weight="normal" officeooo:rsid="0020dcdd" officeooo:paragraph-rsid="0020dcdd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text-properties fo:font-style="normal" fo:font-weight="normal" officeooo:rsid="0021bd0d" officeooo:paragraph-rsid="0021bd0d" style:font-style-asian="normal" style:font-weight-asian="normal" style:font-style-complex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style="normal" fo:font-weight="normal" officeooo:rsid="00235d4f" officeooo:paragraph-rsid="00235d4f" style:font-style-asian="normal" style:font-weight-asian="normal" style:font-style-complex="normal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fo:font-style="normal" fo:font-weight="normal" officeooo:rsid="00235d4f" officeooo:paragraph-rsid="00235d4f" style:font-style-asian="normal" style:font-weight-asian="normal" style:font-style-complex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style="normal" fo:font-weight="normal" officeooo:rsid="00235d4f" officeooo:paragraph-rsid="00235d4f" style:font-style-asian="normal" style:font-weight-asian="normal" style:font-style-complex="normal" style:font-weight-complex="normal"/>
    </style:style>
    <style:style style:name="P36" style:family="paragraph" style:parent-style-name="Standard" style:list-style-name="L11">
      <style:paragraph-properties fo:text-align="start" style:justify-single-word="false"/>
      <style:text-properties fo:font-style="normal" fo:font-weight="normal" officeooo:rsid="00248cec" officeooo:paragraph-rsid="00248cec" style:font-style-asian="normal" style:font-weight-asian="normal" style:font-style-complex="normal" style:font-weight-complex="normal"/>
    </style:style>
    <style:style style:name="P37" style:family="paragraph" style:parent-style-name="Standard" style:list-style-name="L12">
      <style:paragraph-properties fo:text-align="start" style:justify-single-word="false"/>
      <style:text-properties fo:font-style="normal" fo:font-weight="normal" officeooo:rsid="00248cec" officeooo:paragraph-rsid="00248cec" style:font-style-asian="normal" style:font-weight-asian="normal" style:font-style-complex="normal" style:font-weight-complex="normal"/>
    </style:style>
    <style:style style:name="P38" style:family="paragraph" style:parent-style-name="Standard" style:list-style-name="L13">
      <style:paragraph-properties fo:text-align="start" style:justify-single-word="false"/>
      <style:text-properties fo:font-style="normal" fo:font-weight="normal" officeooo:rsid="00248cec" officeooo:paragraph-rsid="00248cec" style:font-style-asian="normal" style:font-weight-asian="normal" style:font-style-complex="normal" style:font-weight-complex="normal"/>
    </style:style>
    <style:style style:name="P39" style:family="paragraph" style:parent-style-name="Standard" style:list-style-name="L14">
      <style:paragraph-properties fo:text-align="start" style:justify-single-word="false"/>
      <style:text-properties fo:font-style="normal" fo:font-weight="normal" officeooo:rsid="002520a6" officeooo:paragraph-rsid="002520a6" style:font-style-asian="normal" style:font-weight-asian="normal" style:font-style-complex="normal" style:font-weight-complex="normal"/>
    </style:style>
    <style:style style:name="P40" style:family="paragraph" style:parent-style-name="Standard" style:list-style-name="L15">
      <style:paragraph-properties fo:text-align="start" style:justify-single-word="false"/>
      <style:text-properties fo:font-style="normal" fo:font-weight="normal" officeooo:rsid="002520a6" officeooo:paragraph-rsid="002520a6" style:font-style-asian="normal" style:font-weight-asian="normal" style:font-style-complex="normal" style:font-weight-complex="normal"/>
    </style:style>
    <style:style style:name="P41" style:family="paragraph" style:parent-style-name="Standard" style:list-style-name="L16">
      <style:paragraph-properties fo:text-align="start" style:justify-single-word="false"/>
      <style:text-properties fo:font-style="normal" fo:font-weight="normal" officeooo:rsid="00266ee8" officeooo:paragraph-rsid="00266ee8" style:font-style-asian="normal" style:font-weight-asian="normal" style:font-style-complex="normal" style:font-weight-complex="normal"/>
    </style:style>
    <style:style style:name="P42" style:family="paragraph" style:parent-style-name="Standard" style:list-style-name="L17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3" style:family="paragraph" style:parent-style-name="Standard" style:list-style-name="L18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4" style:family="paragraph" style:parent-style-name="Standard" style:list-style-name="L19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5" style:family="paragraph" style:parent-style-name="Standard" style:list-style-name="L20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6" style:family="paragraph" style:parent-style-name="Standard" style:list-style-name="L20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47" style:family="paragraph" style:parent-style-name="Standard" style:list-style-name="L21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48" style:family="paragraph" style:parent-style-name="Standard" style:list-style-name="L22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49" style:family="paragraph" style:parent-style-name="Standard" style:list-style-name="L23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50" style:family="paragraph" style:parent-style-name="Standard" style:list-style-name="L24">
      <style:paragraph-properties fo:text-align="start" style:justify-single-word="false"/>
      <style:text-properties fo:font-style="normal" fo:font-weight="normal" officeooo:rsid="002a9a77" officeooo:paragraph-rsid="002a9a77" style:font-style-asian="normal" style:font-weight-asian="normal" style:font-style-complex="normal" style:font-weight-complex="normal"/>
    </style:style>
    <style:style style:name="P51" style:family="paragraph" style:parent-style-name="Standard" style:list-style-name="L25">
      <style:paragraph-properties fo:text-align="start" style:justify-single-word="false"/>
      <style:text-properties fo:font-style="normal" fo:font-weight="normal" officeooo:rsid="002a9a77" officeooo:paragraph-rsid="002a9a77" style:font-style-asian="normal" style:font-weight-asian="normal" style:font-style-complex="normal" style:font-weight-complex="normal"/>
    </style:style>
    <style:style style:name="P52" style:family="paragraph" style:parent-style-name="Standard" style:list-style-name="L26">
      <style:paragraph-properties fo:text-align="start" style:justify-single-word="false"/>
      <style:text-properties fo:font-style="normal" fo:font-weight="normal" officeooo:rsid="002a9a77" officeooo:paragraph-rsid="002a9a77" style:font-style-asian="normal" style:font-weight-asian="normal" style:font-style-complex="normal" style:font-weight-complex="normal"/>
    </style:style>
    <style:style style:name="P53" style:family="paragraph" style:parent-style-name="Standard" style:list-style-name="L27">
      <style:paragraph-properties fo:text-align="start" style:justify-single-word="false"/>
      <style:text-properties fo:font-style="normal" fo:font-weight="normal" officeooo:rsid="002c8340" officeooo:paragraph-rsid="002c834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2c8340" officeooo:paragraph-rsid="002c834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2cd512" officeooo:paragraph-rsid="002cd512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2d01a3" officeooo:paragraph-rsid="002d01a3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fo:font-weight="normal" officeooo:rsid="002de573" officeooo:paragraph-rsid="002de573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tyle="normal" fo:font-weight="bold" officeooo:rsid="002cd512" officeooo:paragraph-rsid="002cd512" style:font-style-asian="normal" style:font-weight-asian="bold" style:font-style-complex="normal" style:font-weight-complex="bold"/>
    </style:style>
    <style:style style:name="P59" style:family="paragraph" style:parent-style-name="Standard" style:list-style-name="L16">
      <style:paragraph-properties fo:text-align="start" style:justify-single-word="false"/>
      <style:text-properties officeooo:paragraph-rsid="00266ee8"/>
    </style:style>
    <style:style style:name="P60" style:family="paragraph" style:parent-style-name="Standard" style:list-style-name="L19">
      <style:paragraph-properties fo:text-align="start" style:justify-single-word="false"/>
      <style:text-properties officeooo:paragraph-rsid="00284757"/>
    </style:style>
    <style:style style:name="T1" style:family="text">
      <style:text-properties officeooo:rsid="001b8c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c8c" style:font-weight-asian="bold" style:font-weight-complex="bold"/>
    </style:style>
    <style:style style:name="T4" style:family="text">
      <style:text-properties fo:font-weight="bold" officeooo:rsid="00291d2f" style:font-weight-asian="bold" style:font-weight-complex="bold"/>
    </style:style>
    <style:style style:name="T5" style:family="text">
      <style:text-properties officeooo:rsid="001b9f7b"/>
    </style:style>
    <style:style style:name="T6" style:family="text">
      <style:text-properties officeooo:rsid="001d3b3c"/>
    </style:style>
    <style:style style:name="T7" style:family="text">
      <style:text-properties officeooo:rsid="001dee63"/>
    </style:style>
    <style:style style:name="T8" style:family="text">
      <style:text-properties officeooo:rsid="001ec34d"/>
    </style:style>
    <style:style style:name="T9" style:family="text">
      <style:text-properties officeooo:rsid="0021bd0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8ce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66ee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7ceb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8475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91d2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48cec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1bd0d" style:font-style-asian="normal" style:font-style-complex="normal"/>
    </style:style>
    <style:style style:name="T20" style:family="text">
      <style:text-properties officeooo:rsid="00291d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ternet</text:span> — глобальная сеть передачи данных</text:p>
      <text:list xml:id="list4167173880" text:style-name="L1">
        <text:list-item>
          <text:p text:style-name="P25">HTTP, SSH, P2P — прикладные протоколы</text:p>
        </text:list-item>
        <text:list-item>
          <text:p text:style-name="P25">DNS — системы имен</text:p>
        </text:list-item>
        <text:list-item>
          <text:p text:style-name="P25">TCP — <text:span text:style-name="T5">надежная </text:span>последоавательная передача данных <text:span text:style-name="T5">(контроль доставки сообщения в целостном виде)</text:span></text:p>
        </text:list-item>
        <text:list-item>
          <text:p text:style-name="P25">IP — глобальная адресация, <text:span text:style-name="T5">передача в гетерогенной среде (совокупность передачи данных по воздуху, кабелю и т.д.)</text:span></text:p>
        </text:list-item>
      </text:list>
      <text:p text:style-name="P1"/>
      <text:p text:style-name="P2"><text:span text:style-name="T3">www</text:span><text:span text:style-name="T1"> — множество взаимосвязаннхы документов, которые находятся на машинах, подключенных к internet</text:span></text:p>
      <text:p text:style-name="P2"/>
      <text:p text:style-name="P3"><text:span text:style-name="T2">Ресурс </text:span>— другие документы, которые необходимы для отображения главного документа</text:p>
      <text:p text:style-name="P3"/>
      <text:p text:style-name="P3"><text:span text:style-name="T2">Типы документов</text:span> (MIME-типы, то есть указатель на тип документа):</text:p>
      <text:list xml:id="list54365948" text:style-name="L2">
        <text:list-item>
          <text:p text:style-name="P26">text/html — html документы. Тег &lt;link&gt; - для css, &lt;script&gt; - для js, <text:span text:style-name="T8">&lt;img&gt; - для картинки</text:span></text:p>
        </text:list-item>
        <text:list-item>
          <text:p text:style-name="P26">text/css - ресурс</text:p>
        </text:list-item>
        <text:list-item>
          <text:p text:style-name="P26">text/js — ресурс</text:p>
        </text:list-item>
        <text:list-item>
          <text:p text:style-name="P26">image/png</text:p>
        </text:list-item>
        <text:list-item>
          <text:p text:style-name="P26">video/mp4</text:p>
        </text:list-item>
        <text:list-item>
          <text:p text:style-name="P26">text/xml — используется для передачи данных от сервера к клиенту</text:p>
        </text:list-item>
        <text:list-item>
          <text:p text:style-name="P26">application/json — используется для передачи данных от сервера к клиенту. <text:span text:style-name="T6">Более однозначная структура по сравнению с xml (его больше используют)</text:span></text:p>
        </text:list-item>
        <text:list-item>
          <text:p text:style-name="P26">другие</text:p>
        </text:list-item>
      </text:list>
      <text:p text:style-name="P5">Расширения файлов играют второстепенную роль</text:p>
      <text:p text:style-name="P5"/>
      <text:p text:style-name="P6">Документы:</text:p>
      <text:list xml:id="list308410170" text:style-name="L3">
        <text:list-item>
          <text:p text:style-name="P27">статические</text:p>
          <text:list>
            <text:list-item>
              <text:p text:style-name="P27">файлы на дисках сервера</text:p>
            </text:list-item>
            <text:list-item>
              <text:p text:style-name="P27">обладают постоянным адресом</text:p>
            </text:list-item>
          </text:list>
        </text:list-item>
        <text:list-item>
          <text:p text:style-name="P27">динамические</text:p>
          <text:list>
            <text:list-item>
              <text:p text:style-name="P27">создаются на каждый запрос</text:p>
            </text:list-item>
            <text:list-item>
              <text:p text:style-name="P27">содержимое зависит от времени и пользователя</text:p>
            </text:list-item>
            <text:list-item>
              <text:p text:style-name="P27">адрес может быть постоянным или меняться</text:p>
            </text:list-item>
          </text:list>
        </text:list-item>
      </text:list>
      <text:p text:style-name="P6"/>
      <text:p text:style-name="P6">Части <text:span text:style-name="T2">URL</text:span>:</text:p>
      <text:list xml:id="list2192986091" text:style-name="L4">
        <text:list-item>
          <text:p text:style-name="P28">протокол (http, https)</text:p>
        </text:list-item>
        <text:list-item>
          <text:p text:style-name="P28">DNS имя сервера</text:p>
        </text:list-item>
        <text:list-item>
          <text:p text:style-name="P28">TCP порт. 80 — http, 443 - https</text:p>
        </text:list-item>
        <text:list-item>
          <text:p text:style-name="P28">путь к файлу</text:p>
        </text:list-item>
        <text:list-item>
          <text:p text:style-name="P28">опции запроса (после ?)</text:p>
        </text:list-item>
        <text:list-item>
          <text:p text:style-name="P28">якорь, положение на странице (после #). <text:span text:style-name="T7">Не передается на сервер</text:span></text:p>
        </text:list-item>
        <text:list-item>
          <text:p text:style-name="P29">логин и пароль, указывается перед доменным имене</text:p>
        </text:list-item>
      </text:list>
      <text:p text:style-name="P7"/>
      <text:p text:style-name="P7">Как документы ссылаются друг на друга? HTML — гиперссылки, HTML — формы, <text:span text:style-name="T8">HTML — ресурсы</text:span></text:p>
      <text:p text:style-name="P7"/>
      <text:p text:style-name="P8">Разновидности web-клиентов:</text:p>
      <text:list xml:id="list2084479685" text:style-name="L5">
        <text:list-item>
          <text:p text:style-name="P30">библиотеки в языках программирования (используются внутри других программ для простой работы с HTTP)</text:p>
        </text:list-item>
        <text:list-item>
          <text:p text:style-name="P30">консольные утилиты (отладка web-приложений)</text:p>
        </text:list-item>
        <text:list-item>
          <text:p text:style-name="P30">роботы (поисковики и т.д.)</text:p>
        </text:list-item>
        <text:list-item>
          <text:p text:style-name="P30"><text:soft-page-break/>браузеры</text:p>
        </text:list-item>
      </text:list>
      <text:p text:style-name="P8"/>
      <text:p text:style-name="P9">Сценарий работы web-приложения<text:span text:style-name="T9">и</text:span></text:p>
      <text:list xml:id="list1619477974" text:style-name="L6">
        <text:list-item>
          <text:p text:style-name="P31">пользователь вводит url</text:p>
        </text:list-item>
        <text:list-item>
          <text:p text:style-name="P31">браузер загружает web-сратницу — HTML-документ</text:p>
        </text:list-item>
        <text:list-item>
          <text:p text:style-name="P31">браузер парсит HTML и загружает дополнительные ресурсы</text:p>
        </text:list-item>
        <text:list-item>
          <text:p text:style-name="P31">браузер отображает HTML-страницу</text:p>
        </text:list-item>
        <text:list-item>
          <text:p text:style-name="P31">пользователь переходит по гиперссылке</text:p>
        </text:list-item>
        <text:list-item>
          <text:p text:style-name="P31">цикл повторяется</text:p>
        </text:list-item>
      </text:list>
      <text:p text:style-name="P10">Сценарий работы современного web-приложения:</text:p>
      <text:list xml:id="list2621901049" text:style-name="L7">
        <text:list-item>
          <text:p text:style-name="P32">браузер загружает web-страницу, ресурсы и отображает ее</text:p>
        </text:list-item>
        <text:list-item>
          <text:p text:style-name="P32">JS загружает данные с помощью AJAX</text:p>
        </text:list-item>
        <text:list-item>
          <text:p text:style-name="P32">JS обеспечивает UI на странице</text:p>
        </text:list-item>
        <text:list-item>
          <text:p text:style-name="P32">пользователь взаимодействует с UI, что вызывает к вызову JS обработчиков</text:p>
        </text:list-item>
        <text:list-item>
          <text:p text:style-name="P32">JS обновляет данные на сервере или загружает новые данные, используя AJAX</text:p>
        </text:list-item>
      </text:list>
      <text:p text:style-name="P10"/>
      <text:p text:style-name="P22"><text:span text:style-name="T19">H</text:span><text:span text:style-name="T18">TML</text:span></text:p>
      <text:p text:style-name="P20"><text:span text:style-name="T10">Особенности </text:span><text:span text:style-name="T16">HTML</text:span><text:span text:style-name="T10"> разметки:</text:span></text:p>
      <text:list xml:id="list1681391864" text:style-name="L8">
        <text:list-item>
          <text:p text:style-name="P33">произвольный регистр (&lt;BR&gt; == &lt;br&gt;)</text:p>
        </text:list-item>
        <text:list-item>
          <text:p text:style-name="P33">атрибуты без скобок (лучше так не писать)</text:p>
        </text:list-item>
        <text:list-item>
          <text:p text:style-name="P33">непарные теги</text:p>
        </text:list-item>
        <text:list-item>
          <text:p text:style-name="P33">сокращенные атрибуты</text:p>
        </text:list-item>
        <text:list-item>
          <text:p text:style-name="P33">перестановки тегов (лучше так не писать)</text:p>
        </text:list-item>
        <text:list-item>
          <text:p text:style-name="P33">свои теги</text:p>
        </text:list-item>
      </text:list>
      <text:p text:style-name="P20"><text:span text:style-name="T10">Особенности </text:span><text:span text:style-name="T16">XHTML</text:span><text:span text:style-name="T10"> разметки:</text:span></text:p>
      <text:list xml:id="list2355291461" text:style-name="L9">
        <text:list-item>
          <text:p text:style-name="P34">только нижний регистр</text:p>
        </text:list-item>
        <text:list-item>
          <text:p text:style-name="P34">атрибуты со скобками</text:p>
        </text:list-item>
        <text:list-item>
          <text:p text:style-name="P34">атрибуты без сокращений</text:p>
        </text:list-item>
        <text:list-item>
          <text:p text:style-name="P34">тэги всегда парные</text:p>
        </text:list-item>
        <text:list-item>
          <text:p text:style-name="P34">строгая вложенность</text:p>
        </text:list-item>
        <text:list-item>
          <text:p text:style-name="P34">id вместо name</text:p>
        </text:list-item>
        <text:list-item>
          <text:p text:style-name="P34">необходим DOCTYPE (уточняет тип содержимого, то есть указывает HTML парсеру как правильно разбирать документ)</text:p>
        </text:list-item>
      </text:list>
      <text:p text:style-name="P11"/>
      <text:p text:style-name="P20"><text:span text:style-name="T16">Тэги</text:span><text:span text:style-name="T10">:</text:span></text:p>
      <text:list xml:id="list2699016050" text:style-name="L10">
        <text:list-item>
          <text:p text:style-name="P35">html — обертка документа</text:p>
        </text:list-item>
        <text:list-item>
          <text:p text:style-name="P35">head</text:p>
        </text:list-item>
        <text:list-item>
          <text:p text:style-name="P35">body</text:p>
        </text:list-item>
        <text:list-item>
          <text:p text:style-name="P35">title — отображение в заголовке окна браузера</text:p>
        </text:list-item>
        <text:list-item>
          <text:p text:style-name="P35">meta — содержит информацию для user-agent</text:p>
        </text:list-item>
        <text:list-item>
          <text:p text:style-name="P35">link — указание связанных ресурсов</text:p>
        </text:list-item>
        <text:list-item>
          <text:p text:style-name="P35">script — загрузка JS</text:p>
        </text:list-item>
      </text:list>
      <text:p text:style-name="P12">css указываем в head (повыше), js указываем ближе к концу, это повышает скорость загрузки страницы</text:p>
      <text:p text:style-name="P12"/>
      <text:p text:style-name="P23"><text:span text:style-name="T16">Блочные тэги</text:span><text:span text:style-name="T10">:</text:span></text:p>
      <text:list xml:id="list3289980897" text:style-name="L11">
        <text:list-item>
          <text:p text:style-name="P36">h1-h6 — различные уровни заголовков</text:p>
        </text:list-item>
        <text:list-item>
          <text:p text:style-name="P36">p — разбиение текста на параграфы</text:p>
        </text:list-item>
        <text:list-item>
          <text:p text:style-name="P36">hr — горизонтальная линия</text:p>
        </text:list-item>
        <text:list-item>
          <text:p text:style-name="P36">pre — блок преформатированного кода, например, исходный код (по умолчанию в html игнорируются переносы строк, то есть нужно использовать, когда текст не нужно форматировать)</text:p>
        </text:list-item>
        <text:list-item>
          <text:p text:style-name="P36"><text:soft-page-break/>blockquote — цитирование длинного блока текст</text:p>
        </text:list-item>
        <text:list-item>
          <text:p text:style-name="P36">div — абстрактный блочный контейнеров</text:p>
        </text:list-item>
      </text:list>
      <text:p text:style-name="P12">Блочный тэг занимает всю ширину окна</text:p>
      <text:p text:style-name="P12"/>
      <text:p text:style-name="P21"><text:span text:style-name="T17">Строчные тэги</text:span><text:span text:style-name="T11">:</text:span></text:p>
      <text:list xml:id="list1485155162" text:style-name="L12">
        <text:list-item>
          <text:p text:style-name="P37">a — гиперссылки</text:p>
        </text:list-item>
        <text:list-item>
          <text:p text:style-name="P37">em, i — акцентирование</text:p>
        </text:list-item>
        <text:list-item>
          <text:p text:style-name="P37">strong, b — выделение</text:p>
        </text:list-item>
        <text:list-item>
          <text:p text:style-name="P37">img — вставка изображений</text:p>
        </text:list-item>
        <text:list-item>
          <text:p text:style-name="P37">sub — нижний индекс</text:p>
        </text:list-item>
        <text:list-item>
          <text:p text:style-name="P37">sup — верхний индекс</text:p>
        </text:list-item>
        <text:list-item>
          <text:p text:style-name="P37">span — абстрактный строчный контейнер</text:p>
        </text:list-item>
      </text:list>
      <text:p text:style-name="P12"/>
      <text:p text:style-name="P4"><text:span text:style-name="T18">Списки в HTML</text:span><text:span text:style-name="T10">:</text:span></text:p>
      <text:p text:style-name="P12">ul (unordered), ol (ordered), li (list item) — маркированные списки</text:p>
      <text:p text:style-name="P12"/>
      <text:p text:style-name="P4"><text:span text:style-name="T18">Таблицы в HTML</text:span><text:span text:style-name="T10">:</text:span></text:p>
      <text:list xml:id="list4040834982" text:style-name="L13">
        <text:list-item>
          <text:p text:style-name="P38">тэг table</text:p>
        </text:list-item>
        <text:list-item>
          <text:p text:style-name="P38">caption — заголовок таблицы</text:p>
        </text:list-item>
        <text:list-item>
          <text:p text:style-name="P38">thead</text:p>
        </text:list-item>
        <text:list-item>
          <text:p text:style-name="P38">tbody</text:p>
        </text:list-item>
        <text:list-item>
          <text:p text:style-name="P38">tr — строка</text:p>
        </text:list-item>
        <text:list-item>
          <text:p text:style-name="P38">th — ячейка заголовочная</text:p>
        </text:list-item>
        <text:list-item>
          <text:p text:style-name="P38">td — ячейка тела</text:p>
        </text:list-item>
      </text:list>
      <text:p text:style-name="P13">Атрибуты: rowspan (по вертикале), colspan (объединение ячеек по горизонтале) — атрибуты</text:p>
      <text:p text:style-name="P13"/>
      <text:p text:style-name="P24"><text:span text:style-name="T16">Гиперссылки (тег &lt;a&gt;)</text:span><text:span text:style-name="T10">:</text:span></text:p>
      <text:list xml:id="list4046720780" text:style-name="L14">
        <text:list-item>
          <text:p text:style-name="P39">href — URL гиперссылки</text:p>
        </text:list-item>
        <text:list-item>
          <text:p text:style-name="P39">target — в каком окне открывать ссылку</text:p>
        </text:list-item>
      </text:list>
      <text:p text:style-name="P13">name — имя якоря, вместо href</text:p>
      <text:p text:style-name="P13"/>
      <text:p text:style-name="P24"><text:span text:style-name="T16">Формы</text:span><text:span text:style-name="T10">:<text:line-break/>&lt;form&gt;:</text:span></text:p>
      <text:list xml:id="list4068690194" text:style-name="L15">
        <text:list-item>
          <text:p text:style-name="P40">action — url, на который отправлена форма</text:p>
        </text:list-item>
        <text:list-item>
          <text:p text:style-name="P40">metod — http metod</text:p>
        </text:list-item>
        <text:list-item>
          <text:p text:style-name="P40">target — имя окна браузера, в котором открыть результат</text:p>
        </text:list-item>
        <text:list-item>
          <text:p text:style-name="P40">enctype — способ кодирования данных формы</text:p>
        </text:list-item>
      </text:list>
      <text:p text:style-name="P14">&lt;input&gt;</text:p>
      <text:list xml:id="list1126999353" text:style-name="L16">
        <text:list-item>
          <text:p text:style-name="P41">type</text:p>
        </text:list-item>
        <text:list-item>
          <text:p text:style-name="P41">name</text:p>
        </text:list-item>
        <text:list-item>
          <text:p text:style-name="P59"><text:span text:style-name="T12">value (начальное значние, </text:span><text:span text:style-name="T13">используется </text:span><text:span text:style-name="T12">чтобы форма не сбросилась при неверном вводе)</text:span></text:p>
        </text:list-item>
        <text:list-item>
          <text:p text:style-name="P41">placeholder (подсказка для пользователя)</text:p>
        </text:list-item>
      </text:list>
      <text:p text:style-name="P14">&lt;button&gt;</text:p>
      <text:p text:style-name="P14"/>
      <text:p text:style-name="P15">htmlbook.ru — руководство</text:p>
      <text:p text:style-name="P15"/>
      <text:p text:style-name="P16">Задачи, решаемые HTTP:</text:p>
      <text:list xml:id="list1512899463" text:style-name="L17">
        <text:list-item>
          <text:p text:style-name="P42">передача документов</text:p>
        </text:list-item>
        <text:list-item>
          <text:p text:style-name="P42">передача мета-информации (длина сообщения, тип сообщения)</text:p>
        </text:list-item>
        <text:list-item>
          <text:p text:style-name="P42">авторизация</text:p>
        </text:list-item>
        <text:list-item>
          <text:p text:style-name="P42">поддержка сессий (куки)</text:p>
        </text:list-item>
        <text:list-item>
          <text:p text:style-name="P42"><text:soft-page-break/>кеширование документов</text:p>
        </text:list-item>
        <text:list-item>
          <text:p text:style-name="P42">согласование содержимого</text:p>
        </text:list-item>
        <text:list-item>
          <text:p text:style-name="P42">управление соединением</text:p>
        </text:list-item>
      </text:list>
      <text:p text:style-name="P16"/>
      <text:p text:style-name="P16">Ключевые особенности HTTP:</text:p>
      <text:list xml:id="list3264011048" text:style-name="L18">
        <text:list-item>
          <text:p text:style-name="P43">работает поверх TCP/TLS</text:p>
        </text:list-item>
        <text:list-item>
          <text:p text:style-name="P43">протокол запрос-ответ</text:p>
        </text:list-item>
        <text:list-item>
          <text:p text:style-name="P43">не поддерживает состояние (соединение), то есть по соединению сохраняется состояние, например, авторизация</text:p>
        </text:list-item>
        <text:list-item>
          <text:p text:style-name="P43">текстовый протокол</text:p>
        </text:list-item>
        <text:list-item>
          <text:p text:style-name="P43">расширяемый протокол (есть возможность добавить свой заголовок)</text:p>
        </text:list-item>
      </text:list>
      <text:p text:style-name="P16"/>
      <text:p text:style-name="P16">Сроки HTTP запроса:</text:p>
      <text:list xml:id="list1049939340" text:style-name="L19">
        <text:list-item>
          <text:p text:style-name="P60"><text:span text:style-name="T14">МЕТОД ПОЛНЫЙ_URL_Д</text:span><text:span text:style-name="T15">ОКУМЕНТА</text:span><text:span text:style-name="T14"> ВЕРСИЯ_HTTP</text:span></text:p>
        </text:list-item>
        <text:list-item>
          <text:p text:style-name="P44">Accept: типы принияемых данных</text:p>
        </text:list-item>
        <text:list-item>
          <text:p text:style-name="P44">User-Agent: браузер и т.д.</text:p>
        </text:list-item>
        <text:list-item>
          <text:p text:style-name="P44">If-Modified-Since: верни документ, если он не менялся с такого времени</text:p>
        </text:list-item>
      </text:list>
      <text:p text:style-name="P16">Первая строка уникальна для всех запросов, остальные это заголовки. <text:span text:style-name="T20">Каждые строки отделяются </text:span><text:span text:style-name="T4">\r\n</text:span></text:p>
      <text:p text:style-name="P16"/>
      <text:p text:style-name="P16">Что изменилось в версии HTTP/1.1:</text:p>
      <text:list xml:id="list4245706945" text:style-name="L20">
        <text:list-item>
          <text:p text:style-name="P45">указывается не полный URL</text:p>
        </text:list-item>
        <text:list-item>
          <text:p text:style-name="P45">добавлен header host</text:p>
        </text:list-item>
        <text:list-item>
          <text:p text:style-name="P46">добавлне заголовок connection, говорит о том, что делать с соединением (закрывать его или нет)</text:p>
        </text:list-item>
      </text:list>
      <text:p text:style-name="P17"/>
      <text:p text:style-name="P17">Строки HTTP-ответа:</text:p>
      <text:list xml:id="list2513540350" text:style-name="L21">
        <text:list-item>
          <text:p text:style-name="P47">ВЕРСИЯ НОМЕР_ОТВЕТА ТЕКСТОВОЕ_ПОЯСНЕНИЕ_ОТВЕТА</text:p>
        </text:list-item>
        <text:list-item>
          <text:p text:style-name="P47">Server</text:p>
        </text:list-item>
        <text:list-item>
          <text:p text:style-name="P47">Date: дата сервера</text:p>
        </text:list-item>
        <text:list-item>
          <text:p text:style-name="P47">Content-Type</text:p>
        </text:list-item>
        <text:list-item>
          <text:p text:style-name="P47">Connection</text:p>
        </text:list-item>
      </text:list>
      <text:p text:style-name="P17"/>
      <text:p text:style-name="P17"/>
      <text:p text:style-name="P17">Методы HTTP:</text:p>
      <text:list xml:id="list1100306300" text:style-name="L22">
        <text:list-item>
          <text:p text:style-name="P48"><text:span text:style-name="T2">GET</text:span> — получение документа (как правило они кешируются на прокси серверах)</text:p>
        </text:list-item>
        <text:list-item>
          <text:p text:style-name="P48"><text:span text:style-name="T2">HEAD</text:span> — тоже самое, что и GET, но без тела запроса (очень часто применяется для проверки изменился ли документ)</text:p>
        </text:list-item>
        <text:list-item>
          <text:p text:style-name="P48"><text:span text:style-name="T2">POST</text:span> — отоправка данных на сервер</text:p>
        </text:list-item>
        <text:list-item>
          <text:p text:style-name="P48">PUT — отправка документа на сервер</text:p>
        </text:list-item>
        <text:list-item>
          <text:p text:style-name="P48">DELETE — удаление документа</text:p>
        </text:list-item>
        <text:list-item>
          <text:p text:style-name="P48">CONNECT, TRACE, OPTIONS</text:p>
        </text:list-item>
        <text:list-item>
          <text:p text:style-name="P48">COPY, MOVE, MKCOL — расширения WebDAV, то есть эти методы не используются по умолчанию</text:p>
        </text:list-item>
      </text:list>
      <text:p text:style-name="P17"/>
      <text:p text:style-name="P17">HTTP коды ответа:</text:p>
      <text:list xml:id="list549992934" text:style-name="L23">
        <text:list-item>
          <text:p text:style-name="P49">1хх — информационные</text:p>
        </text:list-item>
        <text:list-item>
          <text:p text:style-name="P49">2хх — успешные ответы</text:p>
        </text:list-item>
        <text:list-item>
          <text:p text:style-name="P49">3хх — перенаправление</text:p>
        </text:list-item>
        <text:list-item>
          <text:p text:style-name="P49">4хх — ошибки на стороне клиента</text:p>
        </text:list-item>
        <text:list-item>
          <text:p text:style-name="P49">5хх — ошибки на стороне сервера</text:p>
        </text:list-item>
      </text:list>
      <text:p text:style-name="P17"/>
      <text:p text:style-name="P18"><text:soft-page-break/>Заголовки HTTP общие:</text:p>
      <text:list xml:id="list3669932755" text:style-name="L24">
        <text:list-item>
          <text:p text:style-name="P50">Content-Type — MIME тип документа</text:p>
        </text:list-item>
        <text:list-item>
          <text:p text:style-name="P50">Contenst-Length — длина сообщения</text:p>
        </text:list-item>
        <text:list-item>
          <text:p text:style-name="P50">Content-Encoding — кодирование документа, например, gzip — сжатие</text:p>
        </text:list-item>
        <text:list-item>
          <text:p text:style-name="P50">Transfer-Encoding — формат передачи, например, chunked (кусками)</text:p>
        </text:list-item>
        <text:list-item>
          <text:p text:style-name="P50">Connection — управление соединением</text:p>
        </text:list-item>
        <text:list-item>
          <text:p text:style-name="P50">Upgrade — смена протокола</text:p>
        </text:list-item>
      </text:list>
      <text:p text:style-name="P18">Заголовки HTTP запросов:</text:p>
      <text:list xml:id="list2184661125" text:style-name="L25">
        <text:list-item>
          <text:p text:style-name="P51">Authorization — чаще всего логин, пароль</text:p>
        </text:list-item>
        <text:list-item>
          <text:p text:style-name="P51">Cookie</text:p>
        </text:list-item>
        <text:list-item>
          <text:p text:style-name="P51">Referer — URL предыдущего документа, контекст запроса</text:p>
        </text:list-item>
        <text:list-item>
          <text:p text:style-name="P51">User-Agent</text:p>
        </text:list-item>
        <text:list-item>
          <text:p text:style-name="P51">If-Modified-Since</text:p>
        </text:list-item>
        <text:list-item>
          <text:p text:style-name="P51">Accept — соглосование содержимого</text:p>
        </text:list-item>
      </text:list>
      <text:p text:style-name="P18">Заголовки HTTP ответов:</text:p>
      <text:list xml:id="list423824910" text:style-name="L26">
        <text:list-item>
          <text:p text:style-name="P52">Location — новый URL документа при перенаправлениях</text:p>
        </text:list-item>
        <text:list-item>
          <text:p text:style-name="P52">Set-Cookie — установка куки в браузере</text:p>
        </text:list-item>
        <text:list-item>
          <text:p text:style-name="P52">Last-Modified — дата последнего изменения документа</text:p>
        </text:list-item>
        <text:list-item>
          <text:p text:style-name="P52">Date — дата на сервере, используется для согласования кешей</text:p>
        </text:list-item>
      </text:list>
      <text:p text:style-name="P18"/>
      <text:p text:style-name="P19">Нововведения HTTP/2:</text:p>
      <text:list xml:id="list1726785226" text:style-name="L27">
        <text:list-item>
          <text:p text:style-name="P53">бинарный протокол</text:p>
        </text:list-item>
        <text:list-item>
          <text:p text:style-name="P53">мультиплексирование нескольких запросов в одном TCP</text:p>
        </text:list-item>
        <text:list-item>
          <text:p text:style-name="P53">приоритезация ресурсов</text:p>
        </text:list-item>
        <text:list-item>
          <text:p text:style-name="P53">сжатие заголовков (до этого можно было только сжимать содержимое)</text:p>
        </text:list-item>
      </text:list>
      <text:p text:style-name="P19"/>
      <text:p text:style-name="P58">Реляционные базы данных</text:p>
      <text:p text:style-name="P55">Столбец — атрибут, строка — кортеж</text:p>
      <text:p text:style-name="P56">Связь 1:1 реализается через уникальный ключ, который указывается в столбце id, который ссылается на другие данные</text:p>
      <text:p text:style-name="P57">INT(5) — int хранит почти всегда 4 байта, значение в скобках используется для количества чисел в 10 системе, чтобы выравнивать ширину колонок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4T18:02:22.783017050</meta:creation-date>
    <dc:date>2019-10-29T19:50:02.823436215</dc:date>
    <meta:editing-duration>PT35M3S</meta:editing-duration>
    <meta:editing-cycles>5</meta:editing-cycles>
    <meta:generator>LibreOffice/6.3.2.2$Linux_X86_64 LibreOffice_project/e1663a74855acfc3cddf258a1b61ef869561d205</meta:generator>
    <meta:document-statistic meta:table-count="0" meta:image-count="0" meta:object-count="0" meta:page-count="5" meta:paragraph-count="192" meta:word-count="1063" meta:character-count="7093" meta:non-whitespace-character-count="6293"/>
  </office:meta>
</office:document-meta>
</file>